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uli" svg:font-family="Muli, sans-serif, Arial, Helvetica"/>
    <style:font-face style:name="Noto Sans" svg:font-family="'Noto Sans'"/>
    <style:font-face style:name="Roboto-Regular" svg:font-family="Roboto-Regular, Roboto-Light, 'Cordia New', 'Microsoft Sans Serif', Utsaah, 'Devanagari MT', 'Nirmala UI', Latha, InaiMathi, Gautami, 'Telugu Sangam MN', Tunga, 'Kannada Sangam MN', Kartika, 'Malayalam Sangam MN', Shruti, 'Nirmala UI', 'Gujarati MT', 'Gujarati Sangam MN', Vrinda, 'Bangla Sangam MN', 'Meiryo UI Reg', 'メイリオ Reg', 'MS UI Gothic Reg', 'Hiragino Kaku Gothic Reg', 'ヒラギノ角ゴ Pro W3 Reg', 'Microsoft YaHei', 'Hiragino Sans GB', 'Microsoft JhengHei', 'Malgun Gothic', '맑은 고딕', Gulim, AppleGothic, 'Apple LiGothic', 'LiHei Pro', Osaka, STHeiti, STXihei, SimHei, 'Arial Unicode MS', Arial, sans-serif"/>
    <style:font-face style:name="Roboto" svg:font-family="Roboto, sans-serif"/>
    <style:font-face style:name="Slack-Lato" svg:font-family="Slack-Lato, Slack-Fractions, appleLogo, sans-serif"/>
    <style:font-face style:name="Source Sans Pro" svg:font-family="'Source Sans Pro', sans-serif"/>
    <style:font-face style:name="Times New Roman" svg:font-family="'Times New Roman'"/>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2917in" fo:margin-right="0in" fo:margin-top="0in" fo:margin-bottom="0in" loext:contextual-spacing="false" fo:line-height="146%" fo:text-align="start" style:justify-single-word="false" fo:orphans="2" fo:widows="2" fo:text-indent="0in" style:auto-text-indent="false" fo:padding="0in" fo:border="none"/>
      <style:text-properties fo:font-variant="normal" fo:text-transform="none" fo:color="#000000" officeooo:paragraph-rsid="000fcccd"/>
    </style:style>
    <style:style style:name="P2" style:family="paragraph" style:parent-style-name="Text_20_body">
      <style:paragraph-properties fo:margin-left="0in" fo:margin-right="0in" fo:margin-top="0in" fo:margin-bottom="0in" loext:contextual-spacing="false" fo:line-height="163%" fo:text-align="start" style:justify-single-word="false" fo:orphans="2" fo:widows="2" fo:text-indent="0in" style:auto-text-indent="false" fo:padding="0in" fo:border="none"/>
      <style:text-properties officeooo:paragraph-rsid="000f9999"/>
    </style:style>
    <style:style style:name="P3" style:family="paragraph" style:parent-style-name="Text_20_body">
      <loext:graphic-properties draw:fill="none"/>
      <style:paragraph-properties fo:margin-left="0in" fo:margin-right="0in" fo:margin-top="0in" fo:margin-bottom="0in" loext:contextual-spacing="false" fo:line-height="146%" fo:text-align="justify" style:justify-single-word="false" fo:orphans="2" fo:widows="2" fo:text-indent="0in" style:auto-text-indent="false" fo:background-color="transparent" fo:padding="0in" fo:border="none"/>
      <style:text-properties fo:font-variant="normal" fo:text-transform="none" fo:color="#1d1c1d" style:font-name="Slack-Lato" fo:font-size="11.25pt" fo:letter-spacing="normal" fo:font-style="normal" fo:font-weight="normal" officeooo:paragraph-rsid="000f9999"/>
    </style:style>
    <style:style style:name="P4" style:family="paragraph" style:parent-style-name="Text_20_body">
      <loext:graphic-properties draw:fill="none"/>
      <style:paragraph-properties fo:margin-left="0in" fo:margin-right="0in" fo:margin-top="0in" fo:margin-bottom="0in" loext:contextual-spacing="false" fo:line-height="146%" fo:text-align="start" style:justify-single-word="false" fo:orphans="2" fo:widows="2" fo:text-indent="0in" style:auto-text-indent="false" fo:background-color="transparent" fo:padding="0in" fo:border="none"/>
      <style:text-properties fo:font-variant="normal" fo:text-transform="none" fo:color="#262626" style:font-name="Source Sans Pro" fo:font-size="13.5pt" fo:letter-spacing="normal" fo:font-style="normal" fo:font-weight="normal" officeooo:rsid="0009a56e" officeooo:paragraph-rsid="000f9999" style:font-weight-asian="normal" style:font-weight-complex="normal" loext:padding="0in" loext:border="none"/>
    </style:style>
    <style:style style:name="P5" style:family="paragraph" style:parent-style-name="Text_20_body" style:master-page-name="">
      <loext:graphic-properties draw:fill="none"/>
      <style:paragraph-properties fo:margin-left="0in" fo:margin-right="0in" fo:margin-top="0in" fo:margin-bottom="0in" loext:contextual-spacing="false" fo:line-height="146%" fo:text-align="start" style:justify-single-word="false" fo:orphans="2" fo:widows="2" fo:text-indent="0in" style:auto-text-indent="false" style:page-number="auto" fo:background-color="transparent" fo:padding="0in" fo:border="none"/>
      <style:text-properties fo:font-variant="normal" fo:text-transform="none" fo:color="#1d1c1d" style:font-name="Slack-Lato" fo:font-size="11.25pt" fo:letter-spacing="normal" fo:font-style="normal" fo:font-weight="normal" officeooo:paragraph-rsid="000f9999"/>
    </style:style>
    <style:style style:name="P6" style:family="paragraph" style:parent-style-name="Text_20_body">
      <style:paragraph-properties fo:margin-left="0in" fo:margin-right="0.0835in" fo:line-height="146%" fo:text-align="end" style:justify-single-word="false" fo:orphans="1" fo:widows="2" fo:text-indent="0in" style:auto-text-indent="false"/>
      <style:text-properties officeooo:paragraph-rsid="000f9999"/>
    </style:style>
    <style:style style:name="P7" style:family="paragraph" style:parent-style-name="Text_20_body" style:list-style-name="L1">
      <style:paragraph-properties fo:margin-left="0.2917in" fo:margin-right="0in" fo:margin-top="0in" fo:margin-bottom="0in" loext:contextual-spacing="false" fo:line-height="146%" fo:text-align="justify"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bold" officeooo:paragraph-rsid="000f9999" style:font-weight-asian="bold" style:font-weight-complex="bold" loext:padding="0in" loext:border="none"/>
    </style:style>
    <style:style style:name="P8" style:family="paragraph" style:parent-style-name="Text_20_body" style:list-style-name="L1">
      <style:paragraph-properties fo:margin-left="0.2917in" fo:margin-right="0in" fo:margin-top="0in" fo:margin-bottom="0in" loext:contextual-spacing="false" fo:line-height="146%"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bold" officeooo:paragraph-rsid="000f9999" style:font-weight-asian="bold" style:font-weight-complex="bold" loext:padding="0in" loext:border="none"/>
    </style:style>
    <style:style style:name="P9" style:family="paragraph" style:parent-style-name="Text_20_body" style:list-style-name="L1">
      <style:paragraph-properties fo:margin-left="0.2917in" fo:margin-right="0in" fo:margin-top="0in" fo:margin-bottom="0in" loext:contextual-spacing="false" fo:line-height="146%"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bold" officeooo:rsid="000f9999" officeooo:paragraph-rsid="000f9999" style:font-weight-asian="bold" style:font-weight-complex="bold"/>
    </style:style>
    <style:style style:name="P10" style:family="paragraph" style:parent-style-name="Text_20_body">
      <style:paragraph-properties fo:margin-left="0.2917in" fo:margin-right="0in" fo:margin-top="0in" fo:margin-bottom="0in" loext:contextual-spacing="false" fo:line-height="146%" fo:text-align="justify"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officeooo:rsid="00086bf0" officeooo:paragraph-rsid="000f9999" loext:padding="0in" loext:border="none"/>
    </style:style>
    <style:style style:name="P11" style:family="paragraph" style:parent-style-name="Text_20_body">
      <style:paragraph-properties fo:margin-left="0.2917in" fo:margin-right="0in" fo:margin-top="0in" fo:margin-bottom="0in" loext:contextual-spacing="false" fo:line-height="146%"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officeooo:rsid="00086bf0" officeooo:paragraph-rsid="000f9999" loext:padding="0in" loext:border="none"/>
    </style:style>
    <style:style style:name="P12" style:family="paragraph" style:parent-style-name="Text_20_body">
      <style:paragraph-properties fo:margin-left="0.2917in" fo:margin-right="0in" fo:margin-top="0in" fo:margin-bottom="0in" loext:contextual-spacing="false" fo:line-height="146%"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officeooo:rsid="00086bf0" officeooo:paragraph-rsid="000f9999" loext:padding="0in" loext:border="none"/>
    </style:style>
    <style:style style:name="P13" style:family="paragraph" style:parent-style-name="Text_20_body">
      <style:paragraph-properties fo:margin-left="0.2917in" fo:margin-right="0in" fo:margin-top="0in" fo:margin-bottom="0in" loext:contextual-spacing="false" fo:line-height="146%" fo:text-align="start" style:justify-single-word="false" fo:orphans="2" fo:widows="2" fo:text-indent="0in" style:auto-text-indent="false" fo:padding="0in" fo:border="none"/>
      <style:text-properties fo:font-variant="normal" fo:text-transform="none" fo:color="#000000" officeooo:paragraph-rsid="000fcccd"/>
    </style:style>
    <style:style style:name="P14" style:family="paragraph" style:parent-style-name="Text_20_body">
      <style:paragraph-properties fo:margin-left="0.2917in" fo:margin-right="0in" fo:margin-top="0in" fo:margin-bottom="0in" loext:contextual-spacing="false" fo:line-height="146%" fo:text-align="start" style:justify-single-word="false" fo:orphans="2" fo:widows="2" fo:text-indent="0in" style:auto-text-indent="false" fo:padding="0in" fo:border="none"/>
      <style:text-properties fo:font-variant="normal" fo:text-transform="none" fo:color="#000000" officeooo:rsid="000fcccd" officeooo:paragraph-rsid="000fcccd"/>
    </style:style>
    <style:style style:name="P15" style:family="paragraph" style:parent-style-name="Text_20_body">
      <style:paragraph-properties fo:margin-left="0.2917in" fo:margin-right="0in" fo:margin-top="0in" fo:margin-bottom="0in" loext:contextual-spacing="false" fo:line-height="146%" fo:text-align="start" style:justify-single-word="false" fo:orphans="2" fo:widows="2" fo:text-indent="0in" style:auto-text-indent="false" fo:padding="0in" fo:border="none"/>
      <style:text-properties fo:font-variant="normal" fo:text-transform="none" fo:color="#000000" fo:font-weight="normal" officeooo:paragraph-rsid="000fcccd" style:font-weight-asian="normal" style:font-weight-complex="normal"/>
    </style:style>
    <style:style style:name="P16" style:family="paragraph" style:parent-style-name="Text_20_body" style:list-style-name="L1">
      <style:paragraph-properties fo:margin-left="0.2917in" fo:margin-right="0in" fo:margin-top="0in" fo:margin-bottom="0in" loext:contextual-spacing="false" fo:line-height="146%" fo:text-align="start" style:justify-single-word="false" fo:orphans="2" fo:widows="2" fo:text-indent="0in" style:auto-text-indent="false" fo:padding="0in" fo:border="none"/>
      <style:text-properties officeooo:paragraph-rsid="000f9999"/>
    </style:style>
    <style:style style:name="P17" style:family="paragraph" style:parent-style-name="Text_20_body" style:list-style-name="L1">
      <style:paragraph-properties fo:margin-left="0.2917in" fo:margin-right="0in" fo:margin-top="0in" fo:margin-bottom="0in" loext:contextual-spacing="false" fo:line-height="146%" fo:text-align="start" style:justify-single-word="false" fo:orphans="2" fo:widows="2" fo:text-indent="0in" style:auto-text-indent="false" fo:padding="0in" fo:border="none"/>
      <style:text-properties officeooo:paragraph-rsid="000fcccd"/>
    </style:style>
    <style:style style:name="P18" style:family="paragraph" style:parent-style-name="Text_20_body">
      <style:paragraph-properties fo:margin-left="0.2917in" fo:margin-right="0in" fo:margin-top="0in" fo:margin-bottom="0in" loext:contextual-spacing="false" fo:line-height="146%" fo:text-align="start" style:justify-single-word="false" fo:orphans="2" fo:widows="2" fo:text-indent="0in" style:auto-text-indent="false" fo:padding="0in" fo:border="none"/>
      <style:text-properties officeooo:paragraph-rsid="000f9999"/>
    </style:style>
    <style:style style:name="P19" style:family="paragraph" style:parent-style-name="Text_20_body" style:list-style-name="L1">
      <style:paragraph-properties fo:margin-left="0.2917in" fo:margin-right="0in" fo:margin-top="0in" fo:margin-bottom="0in" loext:contextual-spacing="false" fo:line-height="146%" fo:text-align="start" style:justify-single-word="false" fo:orphans="2" fo:widows="2" fo:text-indent="0in" style:auto-text-indent="false" fo:padding="0in" fo:border="none"/>
      <style:text-properties fo:font-weight="bold" officeooo:paragraph-rsid="000f9999" style:font-weight-asian="bold" style:font-weight-complex="bold"/>
    </style:style>
    <style:style style:name="P20" style:family="paragraph" style:parent-style-name="Text_20_body" style:list-style-name="L1">
      <style:paragraph-properties fo:margin-left="0.2917in" fo:margin-right="0in" fo:margin-top="0in" fo:margin-bottom="0in" loext:contextual-spacing="false" fo:line-height="146%" fo:text-align="start" style:justify-single-word="false" fo:orphans="2" fo:widows="2" fo:text-indent="0in" style:auto-text-indent="false" fo:padding="0in" fo:border="none"/>
      <style:text-properties fo:font-weight="bold" officeooo:rsid="000f9999" officeooo:paragraph-rsid="000f9999" style:font-weight-asian="bold" style:font-weight-complex="bold"/>
    </style:style>
    <style:style style:name="P21" style:family="paragraph" style:parent-style-name="Text_20_body" style:list-style-name="L1">
      <style:paragraph-properties fo:margin-left="0.2917in" fo:margin-right="0in" fo:margin-top="0in" fo:margin-bottom="0in" loext:contextual-spacing="false" fo:line-height="146%" fo:text-align="start" style:justify-single-word="false" fo:orphans="2" fo:widows="2" fo:text-indent="0in" style:auto-text-indent="false" fo:padding="0in" fo:border="none"/>
      <style:text-properties fo:color="#000000" officeooo:paragraph-rsid="000fcccd"/>
    </style:style>
    <style:style style:name="P22" style:family="paragraph" style:parent-style-name="Text_20_body">
      <style:paragraph-properties fo:margin-left="0.2917in" fo:margin-right="0in" fo:margin-top="0in" fo:margin-bottom="0in" loext:contextual-spacing="false" fo:line-height="146%" fo:text-align="start" style:justify-single-word="false" fo:orphans="2" fo:widows="2" fo:text-indent="0in" style:auto-text-indent="false" fo:padding="0in" fo:border="none"/>
      <style:text-properties fo:color="#000000" officeooo:paragraph-rsid="000fcccd"/>
    </style:style>
    <style:style style:name="P23" style:family="paragraph" style:parent-style-name="Text_20_body" style:list-style-name="L1" style:master-page-name="">
      <loext:graphic-properties draw:fill="none"/>
      <style:paragraph-properties fo:margin-left="0in" fo:margin-right="0.1866in" fo:margin-top="0in" fo:margin-bottom="0in" loext:contextual-spacing="false" fo:line-height="146%" fo:text-align="justify" style:justify-single-word="false" fo:orphans="2" fo:widows="2" fo:text-indent="0in" style:auto-text-indent="false" style:page-number="auto" fo:background-color="transparent" fo:padding="0in" fo:border="none"/>
      <style:text-properties fo:font-variant="normal" fo:text-transform="none" fo:color="#1d1c1d" style:font-name="Slack-Lato" fo:font-size="11.25pt" fo:letter-spacing="normal" fo:font-style="normal" fo:font-weight="bold" officeooo:paragraph-rsid="000f9999" style:font-weight-asian="bold" style:font-weight-complex="bold" loext:padding="0in" loext:border="none"/>
    </style:style>
    <style:style style:name="P24" style:family="paragraph" style:parent-style-name="Text_20_body">
      <style:paragraph-properties fo:margin-left="0in" fo:margin-right="0in" fo:margin-top="0in" fo:margin-bottom="0in" loext:contextual-spacing="false" fo:line-height="146%" fo:text-align="start" style:justify-single-word="false" fo:orphans="2" fo:widows="2" fo:text-indent="0in" style:auto-text-indent="false" fo:padding="0in" fo:border="none"/>
      <style:text-properties officeooo:paragraph-rsid="000fcccd"/>
    </style:style>
    <style:style style:name="P25" style:family="paragraph" style:parent-style-name="Text_20_body">
      <style:paragraph-properties fo:margin-left="0in" fo:margin-right="0in" fo:margin-top="0in" fo:margin-bottom="0in" loext:contextual-spacing="false" fo:line-height="146%" fo:text-align="start" style:justify-single-word="false" fo:orphans="2" fo:widows="2" fo:text-indent="0in" style:auto-text-indent="false" fo:padding="0in" fo:border="none"/>
      <style:text-properties officeooo:paragraph-rsid="001178cf"/>
    </style:style>
    <style:style style:name="P26" style:family="paragraph" style:parent-style-name="Text_20_body">
      <style:paragraph-properties fo:margin-left="0in" fo:margin-right="0in" fo:margin-top="0in" fo:margin-bottom="0in" loext:contextual-spacing="false" fo:line-height="146%" fo:text-align="start" style:justify-single-word="false" fo:orphans="2" fo:widows="2" fo:text-indent="0in" style:auto-text-indent="false" fo:padding="0in" fo:border="none"/>
      <style:text-properties officeooo:paragraph-rsid="0012e92a"/>
    </style:style>
    <style:style style:name="P27" style:family="paragraph" style:parent-style-name="Text_20_body">
      <style:paragraph-properties fo:margin-left="0in" fo:margin-right="0in" fo:margin-top="0in" fo:margin-bottom="0in" loext:contextual-spacing="false" fo:line-height="146%" fo:text-align="start" style:justify-single-word="false" fo:orphans="2" fo:widows="2" fo:text-indent="0in" style:auto-text-indent="false" fo:padding="0in" fo:border="none"/>
      <style:text-properties fo:font-variant="normal" fo:text-transform="none" fo:color="#000000" fo:font-weight="bold" officeooo:paragraph-rsid="000fcccd"/>
    </style:style>
    <style:style style:name="P28" style:family="paragraph" style:parent-style-name="Text_20_body">
      <style:paragraph-properties fo:margin-left="0in" fo:margin-right="0in" fo:margin-top="0in" fo:margin-bottom="0in" loext:contextual-spacing="false" fo:line-height="146%" fo:text-align="start" style:justify-single-word="false" fo:orphans="2" fo:widows="2" fo:text-indent="0in" style:auto-text-indent="false" fo:padding="0in" fo:border="none"/>
      <style:text-properties fo:font-variant="normal" fo:text-transform="none" fo:color="#000000" fo:font-weight="bold" officeooo:paragraph-rsid="001178cf"/>
    </style:style>
    <style:style style:name="P29" style:family="paragraph" style:parent-style-name="Text_20_body">
      <style:paragraph-properties fo:margin-left="0in" fo:margin-right="0in" fo:margin-top="0in" fo:margin-bottom="0in" loext:contextual-spacing="false" fo:line-height="146%" fo:text-align="start" style:justify-single-word="false" fo:orphans="2" fo:widows="2" fo:text-indent="0in" style:auto-text-indent="false" fo:padding="0in" fo:border="none"/>
      <style:text-properties fo:font-variant="normal" fo:text-transform="none" fo:color="#000000" fo:font-weight="normal" officeooo:paragraph-rsid="000fcccd" style:font-weight-asian="normal" style:font-weight-complex="normal"/>
    </style:style>
    <style:style style:name="P30" style:family="paragraph" style:parent-style-name="Text_20_body">
      <style:paragraph-properties fo:margin-left="0in" fo:margin-right="0in" fo:margin-top="0in" fo:margin-bottom="0in" loext:contextual-spacing="false" fo:line-height="146%" fo:text-align="start" style:justify-single-word="false" fo:orphans="2" fo:widows="2" fo:text-indent="0in" style:auto-text-indent="false" fo:padding="0in" fo:border="none"/>
      <style:text-properties fo:font-variant="normal" fo:text-transform="none" fo:color="#000000" officeooo:paragraph-rsid="000fcccd"/>
    </style:style>
    <style:style style:name="P31" style:family="paragraph">
      <style:paragraph-properties fo:text-align="center"/>
    </style:style>
    <style:style style:name="T1" style:family="text">
      <style:text-properties fo:font-variant="normal" fo:text-transform="none" fo:color="#585858" style:font-name="Muli" fo:font-size="12pt" fo:letter-spacing="normal" fo:font-style="normal" fo:font-weight="normal"/>
    </style:style>
    <style:style style:name="T2" style:family="text">
      <style:text-properties fo:font-variant="normal" fo:text-transform="none" fo:color="#1d1c1d" style:text-line-through-style="none" style:text-line-through-type="none" style:font-name="Slack-Lato" fo:font-size="9pt" fo:letter-spacing="normal" fo:font-style="normal" style:text-underline-style="none" fo:font-weight="normal" style:text-blinking="false" loext:padding="0in" loext:border="none"/>
    </style:style>
    <style:style style:name="T3" style:family="text">
      <style:text-properties fo:font-variant="normal" fo:text-transform="none" fo:color="#1d1c1d" style:font-name="Slack-Lato" fo:font-size="11.25pt" fo:letter-spacing="normal" fo:font-style="normal"/>
    </style:style>
    <style:style style:name="T4" style:family="text">
      <style:text-properties fo:font-variant="normal" fo:text-transform="none" fo:color="#1d1c1d" style:font-name="Slack-Lato" fo:font-size="11.25pt" fo:letter-spacing="normal" fo:font-style="normal" fo:font-weight="bold" style:font-weight-asian="bold" style:font-weight-complex="bold"/>
    </style:style>
    <style:style style:name="T5" style:family="text">
      <style:text-properties fo:font-variant="normal" fo:text-transform="none" fo:color="#1d1c1d" style:font-name="Slack-Lato" fo:font-size="11.25pt" fo:letter-spacing="normal" fo:font-style="normal" fo:font-weight="bold" officeooo:rsid="00086bf0" style:font-weight-asian="bold" style:font-weight-complex="bold" loext:padding="0in" loext:border="none"/>
    </style:style>
    <style:style style:name="T6" style:family="text">
      <style:text-properties fo:font-variant="normal" fo:text-transform="none" fo:color="#1d1c1d" style:font-name="Slack-Lato" fo:font-size="11.25pt" fo:letter-spacing="normal" fo:font-style="normal" fo:font-weight="bold" officeooo:rsid="000b011f" style:font-weight-asian="bold" style:font-weight-complex="bold" loext:padding="0in" loext:border="none"/>
    </style:style>
    <style:style style:name="T7" style:family="text">
      <style:text-properties fo:font-variant="normal" fo:text-transform="none" fo:color="#1d1c1d" style:font-name="Slack-Lato" fo:font-size="11.25pt" fo:letter-spacing="normal" fo:font-style="normal" fo:font-weight="bold" style:font-weight-asian="bold" style:font-weight-complex="bold" loext:padding="0in" loext:border="none"/>
    </style:style>
    <style:style style:name="T8" style:family="text">
      <style:text-properties fo:font-variant="normal" fo:text-transform="none" fo:color="#1d1c1d" style:font-name="Slack-Lato" fo:font-size="11.25pt" fo:letter-spacing="normal" fo:font-style="normal" fo:font-weight="bold" style:font-weight-asian="bold" style:font-weight-complex="bold" loext:padding-left="0.0311in" loext:padding-right="0in" loext:padding-top="0.0209in" loext:padding-bottom="0.0193in" loext:border-left="0.06pt solid #000000" loext:border-right="none" loext:border-top="0.06pt solid #000000" loext:border-bottom="0.06pt solid #000000"/>
    </style:style>
    <style:style style:name="T9" style:family="text">
      <style:text-properties fo:font-variant="normal" fo:text-transform="none" fo:color="#1d1c1d" style:font-name="Slack-Lato" fo:font-size="11.25pt" fo:letter-spacing="normal" fo:font-style="normal" fo:font-weight="normal"/>
    </style:style>
    <style:style style:name="T10" style:family="text">
      <style:text-properties fo:font-variant="normal" fo:text-transform="none" fo:color="#1d1c1d" style:font-name="Slack-Lato" fo:font-size="11.25pt" fo:letter-spacing="normal" fo:font-style="normal" fo:font-weight="normal" style:font-weight-asian="normal" style:font-weight-complex="normal"/>
    </style:style>
    <style:style style:name="T11" style:family="text">
      <style:text-properties fo:font-variant="normal" fo:text-transform="none" fo:color="#1d1c1d" style:font-name="Slack-Lato" fo:font-size="11.25pt" fo:letter-spacing="normal" fo:font-style="normal" fo:font-weight="normal" officeooo:rsid="0009a56e" style:font-weight-asian="normal" style:font-weight-complex="normal" loext:padding="0in" loext:border="none"/>
    </style:style>
    <style:style style:name="T12" style:family="text">
      <style:text-properties fo:font-variant="normal" fo:text-transform="none" fo:color="#1d1c1d" style:font-name="Slack-Lato" fo:font-size="11.25pt" fo:letter-spacing="normal" fo:font-style="normal" fo:font-weight="normal" style:font-weight-asian="normal" style:font-weight-complex="normal" loext:padding-left="0.0311in" loext:padding-right="0in" loext:padding-top="0.0209in" loext:padding-bottom="0.0193in" loext:border-left="0.06pt solid #000000" loext:border-right="none" loext:border-top="0.06pt solid #000000" loext:border-bottom="0.06pt solid #000000"/>
    </style:style>
    <style:style style:name="T13" style:family="text">
      <style:text-properties fo:font-variant="normal" fo:text-transform="none" fo:color="#1d1c1d" style:font-name="Slack-Lato" fo:font-size="11.25pt" fo:letter-spacing="normal" fo:font-style="normal" fo:font-weight="normal" officeooo:rsid="000fcccd" style:font-weight-asian="bold" style:font-weight-complex="bold"/>
    </style:style>
    <style:style style:name="T14" style:family="text">
      <style:text-properties fo:font-variant="normal" fo:text-transform="none" fo:color="#1d1c1d" style:font-name="Slack-Lato" fo:font-size="11.25pt" fo:letter-spacing="normal" fo:font-style="normal" fo:font-weight="normal" officeooo:rsid="000fcccd" style:font-weight-asian="bold" style:font-weight-complex="bold" loext:padding-left="0.0311in" loext:padding-right="0in" loext:padding-top="0.0209in" loext:padding-bottom="0.0193in" loext:border-left="0.06pt solid #000000" loext:border-right="none" loext:border-top="0.06pt solid #000000" loext:border-bottom="0.06pt solid #000000"/>
    </style:style>
    <style:style style:name="T15" style:family="text">
      <style:text-properties fo:font-variant="normal" fo:text-transform="none" fo:color="#1d1c1d" style:font-name="Slack-Lato" fo:font-size="11.25pt" fo:letter-spacing="normal" fo:font-style="normal" fo:font-weight="normal" loext:padding-left="0.0311in" loext:padding-right="0in" loext:padding-top="0.0209in" loext:padding-bottom="0.0193in" loext:border-left="0.06pt solid #000000" loext:border-right="none" loext:border-top="0.06pt solid #000000" loext:border-bottom="0.06pt solid #000000"/>
    </style:style>
    <style:style style:name="T16" style:family="text">
      <style:text-properties fo:font-variant="normal" fo:text-transform="none" fo:color="#1d1c1d" style:font-name="Slack-Lato" fo:font-size="11.25pt" fo:letter-spacing="normal" fo:font-style="normal" loext:padding-left="0.0311in" loext:padding-right="0in" loext:padding-top="0.0209in" loext:padding-bottom="0.0193in" loext:border-left="0.06pt solid #000000" loext:border-right="none" loext:border-top="0.06pt solid #000000" loext:border-bottom="0.06pt solid #000000"/>
    </style:style>
    <style:style style:name="T17" style:family="text">
      <style:text-properties fo:font-variant="normal" fo:text-transform="none" fo:color="#1d1c1d" style:font-name="arial" fo:font-size="12pt" fo:letter-spacing="normal" fo:font-style="normal" fo:font-weight="bold" officeooo:rsid="000fcccd" style:font-weight-asian="bold" style:font-weight-complex="bold"/>
    </style:style>
    <style:style style:name="T18" style:family="text">
      <style:text-properties fo:font-variant="normal" fo:text-transform="none" fo:color="#1d1c1d" style:font-name="Roboto" fo:font-size="12pt" fo:letter-spacing="normal" fo:font-style="normal" fo:font-weight="normal" officeooo:rsid="000fcccd" style:font-weight-asian="bold" style:font-weight-complex="bold"/>
    </style:style>
    <style:style style:name="T19" style:family="text">
      <style:text-properties fo:font-variant="normal" fo:text-transform="none" fo:color="#1d1c1d" style:font-name="Roboto" fo:font-size="12pt" fo:letter-spacing="normal" fo:font-style="normal" fo:font-weight="bold" style:font-weight-asian="bold" style:font-weight-complex="bold"/>
    </style:style>
    <style:style style:name="T20" style:family="text">
      <style:text-properties fo:font-variant="normal" fo:text-transform="none" fo:color="#1d1c1d" style:font-name="Roboto" fo:font-size="12pt" fo:letter-spacing="normal" fo:font-style="normal" fo:font-weight="bold" officeooo:rsid="0012e92a" style:font-weight-asian="bold" style:font-weight-complex="bold"/>
    </style:style>
    <style:style style:name="T21" style:family="text">
      <style:text-properties fo:font-variant="normal" fo:text-transform="none" fo:color="#000000" style:font-name="Times New Roman" fo:font-size="14pt" fo:letter-spacing="normal" fo:font-style="normal" fo:font-weight="normal" fo:background-color="transparent" loext:char-shading-value="0" style:font-weight-asian="normal" style:font-weight-complex="normal" loext:padding="0in" loext:border="none"/>
    </style:style>
    <style:style style:name="T22" style:family="text">
      <style:text-properties fo:font-variant="normal" fo:text-transform="none" fo:color="#000000" style:font-name="Times New Roman" fo:font-size="14pt" fo:letter-spacing="normal" fo:font-style="normal" fo:font-weight="normal" fo:background-color="transparent" loext:char-shading-value="0" loext:padding="0in" loext:border="none"/>
    </style:style>
    <style:style style:name="T23" style:family="text">
      <style:text-properties fo:font-variant="normal" fo:text-transform="none" fo:color="#000000" style:font-name="Times New Roman" fo:font-size="14pt" fo:letter-spacing="normal" fo:font-style="normal" fo:font-weight="normal" fo:background-color="#ffff00" loext:char-shading-value="0" loext:padding="0in" loext:border="none"/>
    </style:style>
    <style:style style:name="T24" style:family="text">
      <style:text-properties fo:font-variant="normal" fo:text-transform="none" fo:color="#000000" fo:font-size="11.25pt" fo:letter-spacing="normal" fo:font-style="normal" fo:font-weight="normal" fo:background-color="transparent" loext:char-shading-value="0" loext:padding="0in" loext:border="none"/>
    </style:style>
    <style:style style:name="T25" style:family="text">
      <style:text-properties fo:font-variant="normal" fo:text-transform="none" fo:color="#000000" style:font-name="Slack-Lato" fo:font-size="11.25pt" fo:letter-spacing="normal" fo:font-style="normal" fo:font-weight="normal" fo:background-color="transparent" loext:char-shading-value="0" loext:padding="0in" loext:border="none"/>
    </style:style>
    <style:style style:name="T26" style:family="text">
      <style:text-properties fo:font-variant="normal" fo:text-transform="none" fo:color="#000000" style:font-name="arial" fo:font-size="12pt" fo:letter-spacing="normal" fo:font-style="normal" fo:font-weight="normal" style:font-weight-asian="normal" style:font-weight-complex="normal"/>
    </style:style>
    <style:style style:name="T27" style:family="text">
      <style:text-properties fo:font-variant="normal" fo:text-transform="none" fo:color="#000000" style:font-name="arial" fo:font-size="12pt" fo:letter-spacing="normal" fo:font-style="normal" fo:font-weight="normal" officeooo:rsid="000fcccd" style:font-weight-asian="normal" style:font-weight-complex="normal"/>
    </style:style>
    <style:style style:name="T28" style:family="text">
      <style:text-properties fo:font-variant="normal" fo:text-transform="none" fo:color="#000000" style:font-name="arial" fo:font-size="12pt" fo:letter-spacing="normal" fo:font-style="normal" fo:font-weight="normal" officeooo:rsid="000fcccd" style:font-weight-asian="bold" style:font-weight-complex="bold"/>
    </style:style>
    <style:style style:name="T29" style:family="text">
      <style:text-properties fo:font-variant="normal" fo:text-transform="none" fo:color="#000000" style:font-name="arial" fo:font-size="12pt" fo:letter-spacing="normal" fo:font-style="normal" officeooo:rsid="000fcccd"/>
    </style:style>
    <style:style style:name="T30" style:family="text">
      <style:text-properties fo:font-variant="normal" fo:text-transform="none" fo:color="#000000" style:font-name="arial" fo:font-size="12pt" fo:letter-spacing="normal" fo:font-style="normal" fo:font-weight="bold" officeooo:rsid="000fcccd" style:font-weight-asian="bold" style:font-weight-complex="bold"/>
    </style:style>
    <style:style style:name="T31" style:family="text">
      <style:text-properties fo:font-variant="normal" fo:text-transform="none" fo:color="#000000" style:font-name="Roboto-Regular" fo:font-size="12pt" fo:font-style="normal" fo:font-weight="normal" style:font-weight-asian="normal" style:font-weight-complex="normal"/>
    </style:style>
    <style:style style:name="T32" style:family="text">
      <style:text-properties fo:font-variant="normal" fo:text-transform="none" fo:color="#000000" style:font-name="Roboto-Regular" fo:font-size="12pt" fo:font-style="normal" fo:font-weight="normal" fo:background-color="#ffff00" loext:char-shading-value="0" style:font-weight-asian="normal" style:font-weight-complex="normal"/>
    </style:style>
    <style:style style:name="T33" style:family="text">
      <style:text-properties fo:font-variant="normal" fo:text-transform="none" fo:color="#000000" style:font-name="Roboto-Regular" fo:font-size="12pt" fo:letter-spacing="normal" fo:font-style="normal" fo:font-weight="normal" style:font-weight-asian="normal" style:font-weight-complex="normal"/>
    </style:style>
    <style:style style:name="T34" style:family="text">
      <style:text-properties fo:font-variant="normal" fo:text-transform="none" fo:color="#444444" style:font-name="Muli" fo:font-size="12pt" fo:letter-spacing="normal" fo:font-style="normal" fo:font-weight="normal" fo:background-color="#ffff00" loext:char-shading-value="0"/>
    </style:style>
    <style:style style:name="T35" style:family="text">
      <style:text-properties fo:font-variant="normal" fo:text-transform="none" fo:color="#444444" style:font-name="Roboto-Regular" fo:font-size="12pt" fo:letter-spacing="normal" fo:font-style="normal"/>
    </style:style>
    <style:style style:name="T36" style:family="text">
      <style:text-properties fo:font-variant="normal" fo:text-transform="none" fo:color="#444444" style:font-name="Roboto-Regular" fo:font-size="12pt" fo:letter-spacing="normal" fo:font-style="normal" fo:font-weight="normal"/>
    </style:style>
    <style:style style:name="T37" style:family="text">
      <style:text-properties fo:font-variant="normal" fo:text-transform="none" fo:color="#444444" style:font-name="Roboto-Regular" fo:font-size="12pt" fo:letter-spacing="normal" fo:font-style="normal" fo:font-weight="normal" fo:background-color="#ffff00" loext:char-shading-value="0"/>
    </style:style>
    <style:style style:name="T38" style:family="text">
      <style:text-properties fo:font-variant="normal" fo:text-transform="none" fo:color="#444444" style:font-name="Roboto-Regular" fo:font-size="12pt" fo:letter-spacing="normal" fo:font-style="normal" fo:font-weight="normal" style:font-weight-asian="normal" style:font-weight-complex="normal"/>
    </style:style>
    <style:style style:name="T39" style:family="text">
      <style:text-properties fo:font-variant="normal" fo:text-transform="none" fo:color="#444444" style:font-name="Roboto-Regular" fo:font-size="12pt" fo:letter-spacing="normal" fo:font-style="normal" fo:font-weight="bold"/>
    </style:style>
    <style:style style:name="T40" style:family="text">
      <style:text-properties fo:font-variant="normal" fo:text-transform="none" fo:color="#444444" style:font-name="Roboto-Regular" fo:font-size="12pt" fo:letter-spacing="normal" fo:font-style="normal" fo:font-weight="bold" fo:background-color="#ffff00" loext:char-shading-value="0"/>
    </style:style>
    <style:style style:name="T41" style:family="text">
      <style:text-properties fo:font-variant="normal" fo:text-transform="none" fo:color="#444444" style:font-name="Roboto-Regular" fo:font-size="12pt" fo:letter-spacing="normal" fo:font-style="normal" fo:font-weight="bold" officeooo:rsid="000f9999" style:font-weight-asian="bold" style:font-weight-complex="bold"/>
    </style:style>
    <style:style style:name="T42" style:family="text">
      <style:text-properties fo:font-variant="normal" fo:text-transform="none" fo:color="#444444" style:font-name="Roboto-Regular" fo:font-size="12pt" fo:font-style="normal" fo:font-weight="normal" style:font-weight-asian="normal" style:font-weight-complex="normal"/>
    </style:style>
    <style:style style:name="T43" style:family="text">
      <style:text-properties fo:font-variant="normal" fo:text-transform="none" fo:color="#bdc1c6" style:font-name="arial" fo:font-size="12pt" fo:letter-spacing="normal" fo:font-style="normal" fo:font-weight="normal" style:font-weight-asian="normal" style:font-weight-complex="normal"/>
    </style:style>
    <style:style style:name="T44" style:family="text">
      <style:text-properties fo:font-variant="normal" fo:text-transform="none" fo:color="#bdc1c6" style:font-name="arial" fo:font-size="12pt" fo:letter-spacing="normal" fo:font-style="normal" fo:font-weight="normal" style:font-weight-asian="bold" style:font-weight-complex="bold"/>
    </style:style>
    <style:style style:name="T45" style:family="text">
      <style:text-properties fo:font-variant="normal" fo:text-transform="none" fo:color="#bdc1c6" style:font-name="arial" fo:font-size="12pt" fo:letter-spacing="normal" fo:font-style="normal" fo:font-weight="normal" officeooo:rsid="000fcccd" style:font-weight-asian="bold" style:font-weight-complex="bold"/>
    </style:style>
    <style:style style:name="T46" style:family="text">
      <style:text-properties fo:font-variant="normal" fo:text-transform="none" fo:color="#bdc1c6" style:font-name="arial" fo:font-size="12pt" fo:letter-spacing="normal" fo:font-style="normal" fo:font-weight="bold" style:font-weight-asian="bold" style:font-weight-complex="bold"/>
    </style:style>
    <style:style style:name="T47" style:family="text">
      <style:text-properties fo:font-variant="normal" fo:text-transform="none" style:font-name="Roboto-Regular" fo:font-size="12pt" fo:font-style="normal" fo:font-weight="normal" style:font-weight-asian="normal" style:font-weight-complex="normal"/>
    </style:style>
    <style:style style:name="T48" style:family="text">
      <style:text-properties fo:font-variant="normal" fo:text-transform="none" style:font-name="Noto Sans" fo:font-size="12pt" fo:font-style="normal" fo:font-weight="normal" style:font-weight-asian="normal" style:font-weight-complex="normal"/>
    </style:style>
    <style:style style:name="T49" style:family="text">
      <style:text-properties fo:font-variant="normal" fo:text-transform="none" style:font-name="Noto Sans" fo:font-size="12pt" fo:font-style="normal" fo:font-weight="normal" fo:background-color="#ffff00" loext:char-shading-value="0" style:font-weight-asian="normal" style:font-weight-complex="normal"/>
    </style:style>
    <style:style style:name="T50" style:family="text">
      <style:text-properties fo:font-variant="normal" fo:text-transform="none" style:font-name="Noto Sans" fo:font-size="12pt" fo:letter-spacing="normal" fo:font-style="normal" fo:font-weight="normal" style:font-weight-asian="normal" style:font-weight-complex="normal"/>
    </style:style>
    <style:style style:name="T51" style:family="text">
      <style:text-properties fo:font-variant="normal" fo:text-transform="none" style:font-name="Noto Sans" fo:font-size="12pt" fo:letter-spacing="normal" fo:font-style="normal" fo:font-weight="normal" fo:background-color="#ffff00" loext:char-shading-value="0" style:font-weight-asian="normal" style:font-weight-complex="normal"/>
    </style:style>
    <style:style style:name="T52" style:family="text">
      <style:text-properties fo:font-variant="normal" fo:text-transform="none" style:font-name="arial" fo:font-size="12pt" fo:letter-spacing="normal" fo:font-style="normal" fo:font-weight="normal" style:font-weight-asian="normal" style:font-weight-complex="normal"/>
    </style:style>
    <style:style style:name="T53" style:family="text">
      <style:text-properties loext:padding="0in" loext:border="none"/>
    </style:style>
    <style:style style:name="T54" style:family="text">
      <style:text-properties fo:font-weight="bold" officeooo:rsid="0009a56e" style:font-weight-asian="bold" style:font-weight-complex="bold" loext:padding="0in" loext:border="none"/>
    </style:style>
    <style:style style:name="T55" style:family="text">
      <style:text-properties fo:font-size="11.1999998092651pt" officeooo:rsid="0009a56e" style:font-size-asian="11.1999998092651pt" style:font-weight-asian="normal" style:font-size-complex="11.1999998092651pt" style:font-weight-complex="normal" loext:padding="0in" loext:border="none"/>
    </style:style>
    <style:style style:name="T56" style:family="text">
      <style:text-properties fo:color="#262626" style:font-name="Source Sans Pro" fo:font-size="11.1999998092651pt" officeooo:rsid="0009a56e" style:font-size-asian="11.1999998092651pt" style:font-weight-asian="normal" style:font-size-complex="11.1999998092651pt" style:font-weight-complex="normal"/>
    </style:style>
    <style:style style:name="T57" style:family="text">
      <style:text-properties fo:color="#262626" style:font-name="Source Sans Pro" fo:font-size="11.1999998092651pt" officeooo:rsid="000b011f" style:font-size-asian="11.1999998092651pt" style:font-weight-asian="normal" style:font-size-complex="11.1999998092651pt" style:font-weight-complex="normal"/>
    </style:style>
    <style:style style:name="T58" style:family="text">
      <style:text-properties fo:color="#262626" style:font-name="Source Sans Pro" fo:font-size="11.1999998092651pt" officeooo:rsid="0009a56e" fo:background-color="#ffff00" loext:char-shading-value="0" style:font-size-asian="11.1999998092651pt" style:font-weight-asian="normal" style:font-size-complex="11.1999998092651pt" style:font-weight-complex="normal"/>
    </style:style>
    <style:style style:name="T59" style:family="text">
      <style:text-properties fo:color="#262626" style:font-name="Source Sans Pro" fo:font-size="11.1999998092651pt" officeooo:rsid="000b011f" fo:background-color="#ffff00" loext:char-shading-value="0" style:font-size-asian="11.1999998092651pt" style:font-weight-asian="normal" style:font-size-complex="11.1999998092651pt" style:font-weight-complex="normal"/>
    </style:style>
    <style:style style:name="T60" style:family="text">
      <style:text-properties fo:color="#444444" style:font-name="Roboto-Regular" fo:font-size="12pt"/>
    </style:style>
    <style:style style:name="T61" style:family="text">
      <style:text-properties style:font-name="Noto Sans" fo:font-size="12pt" fo:letter-spacing="normal" fo:font-style="normal" fo:font-weight="normal" style:font-weight-asian="normal" style:font-weight-complex="normal"/>
    </style:style>
    <style:style style:name="T62" style:family="text">
      <style:text-properties style:font-name="Noto Sans" fo:font-size="12pt" fo:letter-spacing="normal" fo:font-style="normal" fo:font-weight="normal" fo:background-color="#ffff00" loext:char-shading-value="0" style:font-weight-asian="normal" style:font-weight-complex="normal"/>
    </style:style>
    <style:style style:name="T63" style:family="text">
      <style:text-properties fo:color="#bdc1c6" style:font-name="arial" fo:font-size="12pt" fo:letter-spacing="normal" fo:font-style="normal" fo:font-weight="normal"/>
    </style:style>
    <style:style style:name="T64" style:family="text">
      <style:text-properties fo:color="#bdc1c6" style:font-name="arial" fo:font-size="12pt" fo:letter-spacing="normal" fo:font-style="normal" fo:font-weight="normal" style:font-weight-asian="normal" style:font-weight-complex="normal"/>
    </style:style>
    <style:style style:name="T65" style:family="text">
      <style:text-properties fo:color="#bdc1c6" style:font-name="arial" fo:font-size="12pt" fo:letter-spacing="normal" fo:font-style="normal" style:font-weight-asian="bold" style:font-weight-complex="bold"/>
    </style:style>
    <style:style style:name="T66" style:family="text">
      <style:text-properties style:font-name="arial" fo:font-size="12pt" fo:letter-spacing="normal" fo:font-style="normal"/>
    </style:style>
    <style:style style:name="T67" style:family="text">
      <style:text-properties style:font-name="arial" fo:font-size="12pt" fo:letter-spacing="normal" fo:font-style="normal" fo:font-weight="normal" style:font-weight-asian="normal" style:font-weight-complex="normal"/>
    </style:style>
    <style:style style:name="T68" style:family="text">
      <style:text-properties style:font-name="arial" fo:font-size="12pt" fo:letter-spacing="normal" fo:font-style="normal" fo:font-weight="normal" officeooo:rsid="000fcccd" style:font-weight-asian="normal" style:font-weight-complex="normal"/>
    </style:style>
    <style:style style:name="T69" style:family="text">
      <style:text-properties style:font-name="arial" fo:font-size="12pt" fo:letter-spacing="normal" fo:font-style="normal" officeooo:rsid="000fcccd" style:font-weight-asian="bold" style:font-weight-complex="bold"/>
    </style:style>
    <style:style style:name="T70" style:family="text">
      <style:text-properties style:font-name="arial" fo:font-size="12pt" fo:letter-spacing="normal" fo:font-style="normal" officeooo:rsid="001178cf" style:font-weight-asian="bold" style:font-weight-complex="bold"/>
    </style:style>
    <style:style style:name="T71" style:family="text">
      <style:text-properties style:font-name="arial" fo:font-size="12pt" fo:letter-spacing="normal" fo:font-style="normal" fo:font-weight="bold" officeooo:rsid="001178cf" style:font-weight-asian="bold" style:font-weight-complex="bold"/>
    </style:style>
    <style:style style:name="T72" style:family="text">
      <style:text-properties fo:color="#1d1c1d" style:font-name="Slack-Lato" fo:font-size="11.25pt" fo:letter-spacing="normal" fo:font-style="normal"/>
    </style:style>
    <style:style style:name="T73" style:family="text">
      <style:text-properties fo:color="#1d1c1d" style:font-name="Slack-Lato" fo:font-size="11.25pt" fo:letter-spacing="normal" fo:font-style="normal" loext:padding-left="0.0311in" loext:padding-right="0in" loext:padding-top="0.0209in" loext:padding-bottom="0.0193in" loext:border-left="0.06pt solid #000000" loext:border-right="none" loext:border-top="0.06pt solid #000000" loext:border-bottom="0.06pt solid #000000"/>
    </style:style>
    <style:style style:name="T74" style:family="text">
      <style:text-properties fo:color="#1d1c1d" style:font-name="Slack-Lato" fo:font-size="11.25pt" fo:letter-spacing="normal" fo:font-style="normal" fo:font-weight="bold" style:font-weight-asian="bold" style:font-weight-complex="bold"/>
    </style:style>
    <style:style style:name="T75" style:family="text">
      <style:text-properties fo:color="#1d1c1d" style:font-name="Slack-Lato" fo:font-size="11.25pt" fo:letter-spacing="normal" fo:font-style="normal" fo:font-weight="bold" style:font-weight-asian="bold" style:font-weight-complex="bold" loext:padding-left="0.0311in" loext:padding-right="0in" loext:padding-top="0.0209in" loext:padding-bottom="0.0193in" loext:border-left="0.06pt solid #000000" loext:border-right="none" loext:border-top="0.06pt solid #000000" loext:border-bottom="0.06pt solid #000000"/>
    </style:style>
    <style:style style:name="T76" style:family="text">
      <style:text-properties fo:color="#1d1c1d" style:font-name="Slack-Lato" fo:font-size="11.25pt" fo:letter-spacing="normal" fo:font-style="normal" fo:font-weight="bold" officeooo:rsid="0012e92a" style:font-weight-asian="bold" style:font-weight-complex="bold"/>
    </style:style>
    <style:style style:name="T77" style:family="text">
      <style:text-properties fo:color="#1d1c1d" style:font-name="arial" fo:font-size="12pt" fo:letter-spacing="normal" fo:font-style="normal" fo:font-weight="normal"/>
    </style:style>
    <style:style style:name="T78" style:family="text">
      <style:text-properties fo:color="#1d1c1d" style:font-name="arial" fo:font-size="12pt" fo:letter-spacing="normal" fo:font-style="normal" style:font-weight-asian="bold" style:font-weight-complex="bold"/>
    </style:style>
    <style:style style:name="T79" style:family="text">
      <style:text-properties fo:color="#1d1c1d" style:font-name="arial" fo:font-size="12pt" fo:letter-spacing="normal" fo:font-style="normal" officeooo:rsid="000fcccd" style:font-weight-asian="bold" style:font-weight-complex="bold"/>
    </style:style>
    <style:style style:name="T80" style:family="text">
      <style:text-properties fo:color="#1d1c1d" style:font-name="arial" fo:font-size="12pt" fo:letter-spacing="normal" fo:font-style="normal" officeooo:rsid="001178cf" style:font-weight-asian="bold" style:font-weight-complex="bold"/>
    </style:style>
    <style:style style:name="T81" style:family="text">
      <style:text-properties fo:color="#1d1c1d" style:font-name="arial" fo:font-size="12pt" fo:letter-spacing="normal" fo:font-style="normal" fo:font-weight="bold" officeooo:rsid="001178cf" style:font-weight-asian="bold" style:font-weight-complex="bold"/>
    </style:style>
    <style:style style:name="T82" style:family="text">
      <style:text-properties fo:color="#1d1c1d" style:font-name="arial" fo:font-size="12pt" fo:letter-spacing="normal" fo:font-style="normal" fo:font-weight="bold" officeooo:rsid="0012e92a" style:font-weight-asian="bold" style:font-weight-complex="bold"/>
    </style:style>
    <style:style style:name="T83" style:family="text">
      <style:text-properties fo:color="#1d1c1d" style:font-name="arial" fo:font-size="12pt" fo:letter-spacing="normal" fo:font-style="normal" officeooo:rsid="0012e92a"/>
    </style:style>
    <style:style style:name="T84" style:family="text">
      <style:text-properties fo:color="#1d1c1d" style:font-name="Roboto" fo:font-size="12pt" fo:letter-spacing="normal" fo:font-style="normal"/>
    </style:style>
    <style:style style:name="T85" style:family="text">
      <style:text-properties fo:color="#1d1c1d" style:font-name="Roboto" fo:font-size="12pt" fo:letter-spacing="normal" fo:font-style="normal" fo:font-weight="normal" style:font-weight-asian="bold" style:font-weight-complex="bol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a xlink:type="simple" xlink:href="https://gprcorp.slack.com/archives/D04324D3R9S/p1664367961152309" text:style-name="Internet_20_link" text:visited-style-name="Visited_20_Internet_20_Link"><text:span text:style-name="T2">9:26</text:span></text:a></text:p>
      <text:list xml:id="list1367173002" text:style-name="L1">
        <text:list-item>
          <text:p text:style-name="P7">O que é uma partição?</text:p>
          <text:p text:style-name="P23"/>
        </text:list-item>
      </text:list>
      <text:p text:style-name="P18"><text:span text:style-name="T5">R: </text:span><text:span text:style-name="T11">S</text:span><text:span text:style-name="T21">ão</text:span><text:span text:style-name="T22"> </text:span><text:span text:style-name="T23">divisões existentes no disco rígido</text:span><text:span text:style-name="T22">, que marcam onde começa onde termina um sistema de arquivos. As partições nos </text:span><text:span text:style-name="T23">permitem usar mais de um sistema operacional no mesmo computador</text:span><text:span text:style-name="T22"> (como o </text:span><text:span text:style-name="Source_20_Text"><text:span text:style-name="T24">GNU/Linux</text:span></text:span><text:span text:style-name="T22">, </text:span><text:span text:style-name="Source_20_Text"><text:span text:style-name="T24">Windows</text:span></text:span><text:span text:style-name="T25"> </text:span><text:span text:style-name="T22">e </text:span><text:span text:style-name="Source_20_Text"><text:span text:style-name="T24">DOS</text:span></text:span><text:span text:style-name="T22">), </text:span><text:span text:style-name="T23">ou dividir o disco rígido em uma ou mais partes.</text:span><text:span text:style-name="T22"> para ser usado por um único sistema operacional ou até mesmo por diferentes arquiteturas. </text:span></text:p>
      <text:p text:style-name="P12"/>
      <text:p text:style-name="P10"/>
      <text:p text:style-name="P11"><draw:line text:anchor-type="paragraph" draw:z-index="0" draw:name="Shape1" draw:style-name="gr1" draw:text-style-name="P31" svg:x1="-0.6354in" svg:y1="-0.0224in" svg:x2="7.0626in" svg:y2="-0.0016in"><text:p/></draw:line></text:p>
      <text:list xml:id="list111325574555421" text:continue-numbering="true" text:style-name="L1">
        <text:list-item>
          <text:p text:style-name="P8">Posso formatar uma partição sem perder os arquivos salvos em outra partição?</text:p>
          <text:p text:style-name="P8"/>
        </text:list-item>
      </text:list>
      <text:p text:style-name="P5"><text:span text:style-name="T53"><text:tab/></text:span><text:span text:style-name="T54">R: </text:span><text:span text:style-name="T55">Sim, </text:span><text:span text:style-name="T56">Se você divide seu disco em várias partes, ao necessitar de uma formatação, </text:span><text:span text:style-name="T58">não <text:tab/>precisará mais perder dados </text:span><text:span text:style-name="T56">ou então salvá-los em outros dispositivos e mídias.</text:span></text:p>
      <text:p text:style-name="P3"><text:span text:style-name="T56"><text:tab/>Para formatar seu disco sem perder dados ou mesmo necessitar reinstalar seu sistema <text:tab/>operacional, você </text:span><text:span text:style-name="T58">somente formatará a partição </text:span><text:span text:style-name="T59">que deseja</text:span><text:span text:style-name="T56">. Para não perder nenhum de seus <text:tab/>arquivos, mova os que devem ser salvos para </text:span><text:span text:style-name="T57">uma das partições</text:span><text:span text:style-name="T56"> e então siga adiante com a <text:tab/>formatação, simples e sem perder nada.</text:span></text:p>
      <text:p text:style-name="P4"><draw:line text:anchor-type="paragraph" draw:z-index="1" draw:name="Shape1_1" draw:style-name="gr1" draw:text-style-name="P31" svg:x1="-0.3429in" svg:y1="0.1543in" svg:x2="6.6909in" svg:y2="0.1543in"><text:p/></draw:line></text:p>
      <text:list xml:id="list111324540167803" text:continue-numbering="true" text:style-name="L1">
        <text:list-item>
          <text:p text:style-name="P16"><text:span text:style-name="T7">Quais são os tipos de partições?</text:span></text:p>
          <text:p text:style-name="P16"><text:span text:style-name="T7"/></text:p>
          <text:p text:style-name="P16"><text:span text:style-name="T6">R: </text:span><text:span text:style-name="T1"><text:s/></text:span><text:span text:style-name="T36">As partições do Linux vêm em </text:span><text:span text:style-name="Strong_20_Emphasis"><text:span text:style-name="T37">Primário</text:span></text:span><text:span text:style-name="T34"> </text:span><text:span text:style-name="T37">e </text:span><text:span text:style-name="Strong_20_Emphasis"><text:span text:style-name="T37">Lógico</text:span></text:span><text:span text:style-name="T36">. Você ainda estará limitado a 4 partições primárias ou a uma combinação de partições primárias e lógicas. O Linux ainda separa essas partições em duas categorias: </text:span><text:span text:style-name="Strong_20_Emphasis"><text:span text:style-name="T40">Partições de dados-</text:span></text:span><text:span text:style-name="Strong_20_Emphasis"><text:span text:style-name="T39"> </text:span></text:span><text:span text:style-name="T36">Estas são as partições como a partição de inicialização em que detêm diretórios e arquivos ou </text:span><text:span text:style-name="Strong_20_Emphasis"><text:span text:style-name="T39">dados normais do sistema Linux</text:span></text:span><text:span text:style-name="T36">. São os arquivos que iniciam e executam o sistema. </text:span><text:span text:style-name="Strong_20_Emphasis"><text:span text:style-name="T40">Partições de troca </text:span></text:span><text:span text:style-name="Strong_20_Emphasis"><text:span text:style-name="T39">- </text:span></text:span><text:span text:style-name="T36">Estas são partições que expandem a memória física do PC usando a partição como um cache.</text:span></text:p>
          <text:p text:style-name="P16"><draw:line text:anchor-type="paragraph" draw:z-index="7" draw:name="Shape1_6" draw:style-name="gr1" draw:text-style-name="P31" svg:x1="-0.3429in" svg:y1="0.1543in" svg:x2="6.6909in" svg:y2="0.1543in"><text:p/></draw:line><text:span text:style-name="T36"/></text:p>
          <text:p text:style-name="P16"><text:span text:style-name="T36"><text:tab/></text:span></text:p>
        </text:list-item>
        <text:list-item>
          <text:p text:style-name="P19"><text:span text:style-name="T35">O que é um diretório do Linux?</text:span></text:p>
          <text:p text:style-name="P20"><text:span text:style-name="T35">R:</text:span><text:span text:style-name="T38"> São Pastas que contém arquivos </text:span></text:p>
          <text:p text:style-name="P20"><draw:line text:anchor-type="paragraph" draw:z-index="6" draw:name="Shape1_5" draw:style-name="gr1" draw:text-style-name="P31" svg:x1="-0.3429in" svg:y1="0.1543in" svg:x2="6.6909in" svg:y2="0.1543in"><text:p/></draw:line><text:soft-page-break/><text:span text:style-name="T38"/></text:p>
        </text:list-item>
        <text:list-item>
          <text:p text:style-name="P9"><text:span text:style-name="T60">Cite alguns dos principais diretórios existentes. (mínimo 4)</text:span></text:p>
          <text:p text:style-name="P9"><text:span text:style-name="T60"/></text:p>
          <text:p text:style-name="P17"><text:span text:style-name="T41">R: </text:span><text:span text:style-name="T32">/bin</text:span><text:span text:style-name="T31">, </text:span><text:span text:style-name="T33">contém os comandos binários essenciais que devem estar presentes quando o sistema é montado no modo para usuário único.</text:span></text:p>
          <text:p text:style-name="P21"><text:span text:style-name="T47"><text:s/></text:span></text:p>
          <text:p text:style-name="P21"><text:span text:style-name="T49">/boot</text:span><text:span text:style-name="T48"> </text:span><text:span text:style-name="T52">contém os arquivos necessários para inicializar o sistema,</text:span><text:span text:style-name="T48"> </text:span></text:p>
          <text:p text:style-name="P21"><text:span text:style-name="T48"/></text:p>
          <text:p text:style-name="P21"><text:span text:style-name="T49">/dev</text:span><text:span text:style-name="T48">, </text:span><text:span text:style-name="T50">onde estão os arquivos de dispositivos do sistema, como discos, cd-roms, terminais etc.</text:span></text:p>
          <text:p text:style-name="P21"><text:span text:style-name="T50"/></text:p>
          <text:p text:style-name="P21"><text:span text:style-name="T48">/</text:span><text:span text:style-name="T49">usr</text:span><text:span text:style-name="T51"> </text:span><text:span text:style-name="T52">reúne executáveis, bibliotecas e até documentação de softwares usados pelos usuários ou administradores do sistema.</text:span></text:p>
        </text:list-item>
      </text:list>
      <text:p text:style-name="P22"><text:span text:style-name="T52"/></text:p>
      <text:h text:style-name="P1" text:outline-level="3"><text:span text:style-name="T62">/etc</text:span><text:span text:style-name="T61"> </text:span><text:span text:style-name="T67">ficam arquivos de configuração que podem ser usados por todos os softwares, além de scripts especiais para iniciar ou interromper módulos e programas diversos..</text:span></text:h>
      <text:p text:style-name="P14"><draw:line text:anchor-type="paragraph" draw:z-index="2" draw:name="Shape1_0" draw:style-name="gr1" draw:text-style-name="P31" svg:x1="-0.3429in" svg:y1="0.1543in" svg:x2="6.6909in" svg:y2="0.1543in"><text:p/></draw:line><text:span text:style-name="T67"/></text:p>
      <text:p text:style-name="P24"><text:span text:style-name="T30">6. </text:span><text:span text:style-name="T4">Qual a principal característica do diretório </text:span><text:span text:style-name="Source_20_Text"><text:span text:style-name="T8">/tmp</text:span></text:span><text:span text:style-name="T4">?</text:span></text:p>
      <text:p text:style-name="P24"><text:span text:style-name="T4"/></text:p>
      <text:p text:style-name="P27"><text:span text:style-name="T69">R:</text:span><text:span text:style-name="T68"> </text:span><text:span text:style-name="T67">armazenar os arquivos temporários.</text:span></text:p>
      <text:p text:style-name="P27"><text:span text:style-name="T67"/></text:p>
      <text:p text:style-name="P28"><text:span text:style-name="T70">7. </text:span><text:span text:style-name="T78">Em qual diretório est</text:span><text:span text:style-name="T80">á</text:span><text:span text:style-name="T78"> localizada a pasta do usuário do sistema?</text:span></text:p>
      <text:p text:style-name="P28"><text:span text:style-name="T78"/></text:p>
      <text:p text:style-name="P25"><text:span text:style-name="T17">R: </text:span><text:span text:style-name="T28">Este diretório está localizado em /home/[login], neste caso se o seu login for "joao" o seu diretório home será /home/joao.</text:span></text:p>
      <text:p text:style-name="P25"><text:span text:style-name="T17"/></text:p>
      <text:p text:style-name="P26"><text:span text:style-name="T17">8.</text:span><text:span text:style-name="T13">O diretório </text:span><text:span text:style-name="Source_20_Text"><text:span text:style-name="T14">/opt </text:span></text:span><text:span text:style-name="T13">normalmente guarda quais tipos de arquivos?</text:span></text:p>
      <text:p text:style-name="P26"><text:span text:style-name="T13"/></text:p>
      <text:p text:style-name="P26"><text:span text:style-name="T17">R: </text:span><text:span text:style-name="T18">/ opt é para “a instalação de pacotes de software de aplicativos adicionais”. <text:s/>/ opt é reservado para a instalação de tais pacotes de software.</text:span></text:p>
      <text:p text:style-name="P28"><draw:line text:anchor-type="paragraph" draw:z-index="3" draw:name="Shape1_2" draw:style-name="gr1" draw:text-style-name="P31" svg:x1="-0.3429in" svg:y1="0.1543in" svg:x2="6.6909in" svg:y2="0.1543in"><text:p/></draw:line><text:span text:style-name="T78"/></text:p>
      <text:p text:style-name="P29"><text:span text:style-name="T81"/></text:p>
      <text:p text:style-name="P29"><text:span text:style-name="T82"/></text:p>
      <text:p text:style-name="P29"><text:span text:style-name="T82"/></text:p>
      <text:p text:style-name="P29"><text:span text:style-name="T82"/></text:p>
      <text:p text:style-name="P29"><text:soft-page-break/><text:span text:style-name="T82">8. </text:span><text:span text:style-name="T74">O diretório </text:span><text:span text:style-name="Source_20_Text"><text:span text:style-name="T75">/opt</text:span></text:span><text:span text:style-name="T74"> normalmente guarda quais tipos de arquivos?</text:span></text:p>
      <text:p text:style-name="P29"><text:span text:style-name="T74"/></text:p>
      <text:p text:style-name="P30"><text:span text:style-name="T76">R: </text:span><text:span text:style-name="T85">/ opt é para “a instalação de pacotes de software de aplicativos adicionais”. / opt é reservado para a instalação de tais pacotes de software.</text:span></text:p>
      <text:p text:style-name="P30"><draw:line text:anchor-type="paragraph" draw:z-index="4" draw:name="Shape1_3" draw:style-name="gr1" draw:text-style-name="P31" svg:x1="-0.3429in" svg:y1="0.1543in" svg:x2="6.6909in" svg:y2="0.1543in"><text:p/></draw:line><text:span text:style-name="T85"/></text:p>
      <text:p text:style-name="P26"><text:span text:style-name="T20">9. </text:span><text:span text:style-name="T4">Qual a direfença entre os diretórios </text:span><text:span text:style-name="Source_20_Text"><text:span text:style-name="T8">/usr</text:span></text:span><text:span text:style-name="T4"> e </text:span><text:span text:style-name="Source_20_Text"><text:span text:style-name="T8">/bin</text:span></text:span><text:span text:style-name="T4">? e entre </text:span><text:span text:style-name="Source_20_Text"><text:span text:style-name="T8">/bin</text:span></text:span><text:span text:style-name="T4"> e </text:span><text:span text:style-name="Source_20_Text"><text:span text:style-name="T8">sbin</text:span></text:span><text:span text:style-name="T4">?</text:span></text:p>
      <text:p text:style-name="P26"><text:span text:style-name="T20"/></text:p>
      <text:p text:style-name="P26"><text:span text:style-name="T20">R: </text:span><text:span text:style-name="T26">A diferença básica é a organização. Os diretórios sbin (/sbin, /usr/sbin, /usr/local/sbin) são diretórios para armazenar links e binários para administrar o sistema, tais como fsck, mkfs, fdisk. Os diretórios bin (/bin, /usr/bin, /usr/local/bin) são diretórios para o restante dos binários (jogos, apps, etc).</text:span></text:p>
      <text:p text:style-name="P26"><draw:line text:anchor-type="paragraph" draw:z-index="5" draw:name="Shape1_4" draw:style-name="gr1" draw:text-style-name="P31" svg:x1="-0.3429in" svg:y1="0.1543in" svg:x2="6.6909in" svg:y2="0.1543in"><text:p/></draw:line><text:span text:style-name="T26"/></text:p>
      <text:p text:style-name="P15"><text:span text:style-name="T66"/></text:p>
      <text:p text:style-name="P13"><text:span text:style-name="T67"/></text:p>
      <text:p text:style-name="P22"><text:span text:style-name="T52"/></text:p>
      <text:list xml:id="list111325476881204" text:continue-numbering="true" text:style-name="L1">
        <text:list-header>
          <text:p text:style-name="P16"><text:span text:style-name="T42"/></text:p>
          <text:p text:style-name="P20"><text:span text:style-name="T38"/></text:p>
        </text:list-header>
      </text:list>
      <text:p text:style-name="P18"><text:span text:style-name="T36"/></text:p>
      <text:p text:style-name="P18"><text:span text:style-name="T36"/></text:p>
      <text:p text:style-name="Text_20_body"><text:line-break/></text:p>
      <text:p text:style-name="P2"><text:span text:style-name="T1"/></text:p>
      <text:p text:style-name="P2"><text:span text:style-name="T1"/></text:p>
      <text:p text:style-name="P2"><text:span text:style-name="T1"/></text:p>
      <text:p text:style-name="P2"><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uli" svg:font-family="Muli, sans-serif, Arial, Helvetica"/>
    <style:font-face style:name="Noto Sans" svg:font-family="'Noto Sans'"/>
    <style:font-face style:name="Roboto-Regular" svg:font-family="Roboto-Regular, Roboto-Light, 'Cordia New', 'Microsoft Sans Serif', Utsaah, 'Devanagari MT', 'Nirmala UI', Latha, InaiMathi, Gautami, 'Telugu Sangam MN', Tunga, 'Kannada Sangam MN', Kartika, 'Malayalam Sangam MN', Shruti, 'Nirmala UI', 'Gujarati MT', 'Gujarati Sangam MN', Vrinda, 'Bangla Sangam MN', 'Meiryo UI Reg', 'メイリオ Reg', 'MS UI Gothic Reg', 'Hiragino Kaku Gothic Reg', 'ヒラギノ角ゴ Pro W3 Reg', 'Microsoft YaHei', 'Hiragino Sans GB', 'Microsoft JhengHei', 'Malgun Gothic', '맑은 고딕', Gulim, AppleGothic, 'Apple LiGothic', 'LiHei Pro', Osaka, STHeiti, STXihei, SimHei, 'Arial Unicode MS', Arial, sans-serif"/>
    <style:font-face style:name="Roboto" svg:font-family="Roboto, sans-serif"/>
    <style:font-face style:name="Slack-Lato" svg:font-family="Slack-Lato, Slack-Fractions, appleLogo, sans-serif"/>
    <style:font-face style:name="Source Sans Pro" svg:font-family="'Source Sans Pro', sans-serif"/>
    <style:font-face style:name="Times New Roman" svg:font-family="'Times New Roman'"/>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8T10:13:03.894252356</meta:creation-date>
    <dc:date>2022-09-28T11:13:24.394060247</dc:date>
    <meta:editing-duration>PT2M33S</meta:editing-duration>
    <meta:editing-cycles>1</meta:editing-cycles>
    <meta:document-statistic meta:table-count="0" meta:image-count="0" meta:object-count="0" meta:page-count="3" meta:paragraph-count="29" meta:word-count="539" meta:character-count="3278" meta:non-whitespace-character-count="2756"/>
    <meta:generator>LibreOffice/6.4.7.2$Linux_X86_64 LibreOffice_project/40$Build-2</meta:generator>
  </office:meta>
</office:document-meta>
</file>